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ab8c" officeooo:paragraph-rsid="001dab8c"/>
    </style:style>
    <style:style style:name="P2" style:family="paragraph" style:parent-style-name="Standard">
      <style:text-properties officeooo:rsid="001dab8c" officeooo:paragraph-rsid="001dab8c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e2e50" officeooo:paragraph-rsid="001e2e5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rayList(dinámicos):</text:p>
      <text:p text:style-name="P1">Una lista de elementos del mismo tipo sin necesidad de darle capacidad. No va a ser necesario establecer un límite, puesto que al ser un array dinámico se adapta al contenido del establecido</text:p>
      <text:p text:style-name="P1"><text:tab/>ArrayList&lt;Tipo&gt;</text:p>
      <text:p text:style-name="P1"/>
      <text:p text:style-name="P1"/>
      <text:p text:style-name="P3">Clases y Objetos</text:p>
      <text:p text:style-name="P3"><text:span text:style-name="T2"/></text:p>
      <text:p text:style-name="P3"><text:span text:style-name="T2">Una clas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2:20:58.735113789</meta:creation-date>
    <meta:editing-duration>PT1H2M2S</meta:editing-duration>
    <meta:editing-cycles>2</meta:editing-cycles>
    <meta:generator>LibreOffice/5.4.0.3$Linux_X86_64 LibreOffice_project/40m0$Build-3</meta:generator>
    <dc:date>2018-05-22T13:33:09.039403018</dc:date>
    <meta:document-statistic meta:table-count="0" meta:image-count="0" meta:object-count="0" meta:page-count="1" meta:paragraph-count="5" meta:word-count="40" meta:character-count="253" meta:non-whitespace-character-count="216"/>
  </office:meta>
</office:document-meta>
</file>